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afafa" draw:fill-color="#81c784"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standard">
      <style:graphic-properties svg:stroke-color="#fafafa" draw:fill-color="#e0e0e0" draw:textarea-horizontal-align="justify" draw:textarea-vertical-align="middle" draw:auto-grow-height="false" fo:min-height="0.812cm" fo:min-width="0.56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81c784"/>
      <style:paragraph-properties fo:text-align="center"/>
      <style:text-properties fo:font-size="14pt"/>
    </style:style>
    <style:style style:name="P3" style:family="paragraph">
      <loext:graphic-properties draw:fill-color="#e0e0e0"/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.5cm" svg:height="1.5cm" svg:x="2.5cm" svg:y="7cm">
          <text:p text:style-name="P1">S</text:p>
          <text:p text:style-name="P1">0 |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0.5cm">
          <text:p text:style-name="P1">5</text:p>
          <text:p text:style-name="P1">1 |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4cm">
          <text:p text:style-name="P1">6</text:p>
          <text:p text:style-name="P1">2 |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7.5cm">
          <text:p text:style-name="P1">7</text:p>
          <text:p text:style-name="P1">2 |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11cm">
          <text:p text:style-name="P1">11</text:p>
          <text:p text:style-name="P1">2 |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14cm">
          <text:p text:style-name="P1">21</text:p>
          <text:p text:style-name="P1">2 |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5cm" svg:y="0cm">
          <text:p text:style-name="P1">10</text:p>
          <text:p text:style-name="P1">3 |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.5cm">
          <text:p text:style-name="P1">14</text:p>
          <text:p text:style-name="P1">3 |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5cm" svg:y="3cm">
          <text:p text:style-name="P1">18</text:p>
          <text:p text:style-name="P1">3 |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1.5cm" svg:y="5.5cm">
          <text:p text:style-name="P1">8</text:p>
          <text:p text:style-name="P1">3 |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cm" svg:y="8cm">
          <text:p text:style-name="P1">1</text:p>
          <text:p text:style-name="P1">4 |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3.5cm">
          <text:p text:style-name="P1">12</text:p>
          <text:p text:style-name="P1">6 |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1cm">
          <text:p text:style-name="P1">9</text:p>
          <text:p text:style-name="P1">4 |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5.5cm" svg:y="9.5cm">
          <text:p text:style-name="P1">17</text:p>
          <text:p text:style-name="P1">4 |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5.5cm" svg:y="12.5cm">
          <text:p text:style-name="P1">15</text:p>
          <text:p text:style-name="P1">7 |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cm" svg:y1="7.5cm" svg:x2="7cm" svg:y2="1.5cm">
          <text:p/>
        </draw:line>
        <draw:line draw:style-name="gr3" draw:text-style-name="P4" draw:layer="layout" svg:x1="4cm" svg:y1="7.5cm" svg:x2="7cm" svg:y2="5cm">
          <text:p/>
        </draw:line>
        <draw:line draw:style-name="gr3" draw:text-style-name="P4" draw:layer="layout" svg:x1="4cm" svg:y1="7.5cm" svg:x2="7cm" svg:y2="8cm">
          <text:p/>
        </draw:line>
        <draw:line draw:style-name="gr3" draw:text-style-name="P4" draw:layer="layout" svg:x1="4cm" svg:y1="7.5cm" svg:x2="7cm" svg:y2="11.5cm">
          <text:p/>
        </draw:line>
        <draw:line draw:style-name="gr3" draw:text-style-name="P4" draw:layer="layout" svg:x1="4cm" svg:y1="7.5cm" svg:x2="7cm" svg:y2="14.5cm">
          <text:p/>
        </draw:line>
        <draw:line draw:style-name="gr3" draw:text-style-name="P4" draw:layer="layout" svg:x1="8.5cm" svg:y1="1cm" svg:x2="12.5cm" svg:y2="0.5cm">
          <text:p/>
        </draw:line>
        <draw:line draw:style-name="gr3" draw:text-style-name="P4" draw:layer="layout" svg:x1="8.5cm" svg:y1="1cm" svg:x2="13.5cm" svg:y2="2cm">
          <text:p/>
        </draw:line>
        <draw:line draw:style-name="gr3" draw:text-style-name="P4" draw:layer="layout" svg:x1="8.5cm" svg:y1="1cm" svg:x2="12.5cm" svg:y2="3.5cm">
          <text:p/>
        </draw:line>
        <draw:line draw:style-name="gr3" draw:text-style-name="P4" draw:layer="layout" svg:x1="8.5cm" svg:y1="8cm" svg:x2="11.5cm" svg:y2="6.5cm">
          <text:p/>
        </draw:line>
        <draw:line draw:style-name="gr3" draw:text-style-name="P4" draw:layer="layout" svg:x1="8.5cm" svg:y1="11.5cm" svg:x2="13cm" svg:y2="9cm">
          <text:p/>
        </draw:line>
        <draw:line draw:style-name="gr3" draw:text-style-name="P4" draw:layer="layout" svg:x1="8.5cm" svg:y1="11.5cm" svg:x2="15.5cm" svg:y2="10cm">
          <text:p/>
        </draw:line>
        <draw:line draw:style-name="gr3" draw:text-style-name="P4" draw:layer="layout" svg:x1="8.5cm" svg:y1="11.5cm" svg:x2="13.5cm" svg:y2="11.5cm">
          <text:p/>
        </draw:line>
        <draw:line draw:style-name="gr3" draw:text-style-name="P4" draw:layer="layout" svg:x1="8.5cm" svg:y1="11.5cm" svg:x2="15.5cm" svg:y2="13cm">
          <text:p/>
        </draw:line>
        <draw:line draw:style-name="gr3" draw:text-style-name="P4" draw:layer="layout" svg:x1="8.5cm" svg:y1="11.5cm" svg:x2="13.5cm" svg:y2="14cm">
          <text:p/>
        </draw:line>
        <draw:custom-shape draw:style-name="gr1" draw:text-style-name="P2" draw:layer="layout" svg:width="1.5cm" svg:height="1.5cm" svg:x="24cm" svg:y="6cm">
          <text:p text:style-name="P1">E</text:p>
          <text:p text:style-name="P1">7 |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cm" svg:y1="0.5cm" svg:x2="24cm" svg:y2="7cm">
          <text:p/>
        </draw:line>
        <draw:line draw:style-name="gr3" draw:text-style-name="P4" draw:layer="layout" svg:x1="15cm" svg:y1="2.5cm" svg:x2="24cm" svg:y2="7cm">
          <text:p/>
        </draw:line>
        <draw:line draw:style-name="gr3" draw:text-style-name="P4" draw:layer="layout" svg:x1="14cm" svg:y1="4cm" svg:x2="24cm" svg:y2="7cm">
          <text:p/>
        </draw:line>
        <draw:line draw:style-name="gr3" draw:text-style-name="P4" draw:layer="layout" svg:x1="8.5cm" svg:y1="4.5cm" svg:x2="24cm" svg:y2="7cm">
          <text:p/>
        </draw:line>
        <draw:line draw:style-name="gr3" draw:text-style-name="P4" draw:layer="layout" svg:x1="13cm" svg:y1="6cm" svg:x2="24cm" svg:y2="7cm">
          <text:p/>
        </draw:line>
        <draw:line draw:style-name="gr3" draw:text-style-name="P4" draw:layer="layout" svg:x1="14.5cm" svg:y1="8.5cm" svg:x2="24cm" svg:y2="7cm">
          <text:p/>
        </draw:line>
        <draw:line draw:style-name="gr3" draw:text-style-name="P4" draw:layer="layout" svg:x1="17cm" svg:y1="10cm" svg:x2="24cm" svg:y2="7cm">
          <text:p/>
        </draw:line>
        <draw:line draw:style-name="gr3" draw:text-style-name="P4" draw:layer="layout" svg:x1="15cm" svg:y1="11.5cm" svg:x2="17.5cm" svg:y2="11cm">
          <text:p/>
        </draw:line>
        <draw:line draw:style-name="gr3" draw:text-style-name="P4" draw:layer="layout" svg:x1="17cm" svg:y1="13cm" svg:x2="24cm" svg:y2="7cm">
          <text:p/>
        </draw:line>
        <draw:line draw:style-name="gr3" draw:text-style-name="P4" draw:layer="layout" svg:x1="17.5cm" svg:y1="11cm" svg:x2="24cm" svg:y2="7cm">
          <text:p/>
        </draw:line>
        <draw:line draw:style-name="gr3" draw:text-style-name="P4" draw:layer="layout" svg:x1="15cm" svg:y1="14.5cm" svg:x2="17.5cm" svg:y2="14cm">
          <text:p/>
        </draw:line>
        <draw:line draw:style-name="gr3" draw:text-style-name="P4" draw:layer="layout" svg:x1="24cm" svg:y1="7cm" svg:x2="17.5cm" svg:y2="14cm">
          <text:p/>
        </draw:line>
        <draw:line draw:style-name="gr3" draw:text-style-name="P4" draw:layer="layout" svg:x1="8.5cm" svg:y1="15cm" svg:x2="17.5cm" svg:y2="15.5cm">
          <text:p/>
        </draw:line>
        <draw:line draw:style-name="gr3" draw:text-style-name="P4" draw:layer="layout" svg:x1="17.5cm" svg:y1="15.5cm" svg:x2="24cm" svg:y2="7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2" draw:layer="layout" svg:width="1.5cm" svg:height="1.5cm" svg:x="1.5cm" svg:y="6.5cm">
          <text:p text:style-name="P1">S</text:p>
          <text:p text:style-name="P1">0 |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5cm" svg:y="2cm">
          <text:p text:style-name="P1">13</text:p>
          <text:p text:style-name="P1">1 |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5cm">
          <text:p text:style-name="P1">16</text:p>
          <text:p text:style-name="P1">4 |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8cm">
          <text:p text:style-name="P1">2</text:p>
          <text:p text:style-name="P1">3 |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11cm">
          <text:p text:style-name="P1">22</text:p>
          <text:p text:style-name="P1">2 |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0cm" svg:y="0.5cm">
          <text:p text:style-name="P1">19</text:p>
          <text:p text:style-name="P1">3 |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0cm" svg:y="4cm">
          <text:p text:style-name="P1">20</text:p>
          <text:p text:style-name="P1">3 |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6cm" svg:y="6cm">
          <text:p text:style-name="P1">E</text:p>
          <text:p text:style-name="P1">4 |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cm" svg:y1="7cm" svg:x2="5.5cm" svg:y2="3cm">
          <text:p/>
        </draw:line>
        <draw:line draw:style-name="gr3" draw:text-style-name="P4" draw:layer="layout" svg:x1="5.499cm" svg:y1="6cm" svg:x2="3cm" svg:y2="7cm">
          <text:p/>
        </draw:line>
        <draw:line draw:style-name="gr3" draw:text-style-name="P4" draw:layer="layout" svg:x1="5.499cm" svg:y1="8.5cm" svg:x2="3cm" svg:y2="7cm">
          <text:p/>
        </draw:line>
        <draw:line draw:style-name="gr3" draw:text-style-name="P4" draw:layer="layout" svg:x1="5.499cm" svg:y1="11.5cm" svg:x2="3cm" svg:y2="7cm">
          <text:p/>
        </draw:line>
        <draw:line draw:style-name="gr3" draw:text-style-name="P4" draw:layer="layout" svg:x1="10cm" svg:y1="1.5cm" svg:x2="7cm" svg:y2="2.5cm">
          <text:p/>
        </draw:line>
        <draw:line draw:style-name="gr3" draw:text-style-name="P4" draw:layer="layout" svg:x1="10cm" svg:y1="4.5cm" svg:x2="7cm" svg:y2="2.5cm">
          <text:p/>
        </draw:line>
        <draw:line draw:style-name="gr3" draw:text-style-name="P4" draw:layer="layout" svg:x1="11.5cm" svg:y1="1.5cm" svg:x2="16cm" svg:y2="6.5cm">
          <text:p/>
        </draw:line>
        <draw:line draw:style-name="gr3" draw:text-style-name="P4" draw:layer="layout" svg:x1="11.5cm" svg:y1="5cm" svg:x2="16cm" svg:y2="6.5cm">
          <text:p/>
        </draw:line>
        <draw:line draw:style-name="gr3" draw:text-style-name="P4" draw:layer="layout" svg:x1="6.999cm" svg:y1="6cm" svg:x2="16cm" svg:y2="6.5cm">
          <text:p/>
        </draw:line>
        <draw:line draw:style-name="gr3" draw:text-style-name="P4" draw:layer="layout" svg:x1="6.999cm" svg:y1="8.5cm" svg:x2="16cm" svg:y2="6.5cm">
          <text:p/>
        </draw:line>
        <draw:line draw:style-name="gr3" draw:text-style-name="P4" draw:layer="layout" svg:x1="6.999cm" svg:y1="11.5cm" svg:x2="16cm" svg:y2="6.5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2" draw:layer="layout" svg:width="1.5cm" svg:height="1.5cm" svg:x="1.501cm" svg:y="6.501cm">
          <text:p text:style-name="P1">S</text:p>
          <text:p text:style-name="P1">0 |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.5cm" svg:y="1.5cm">
          <text:p text:style-name="P1">3</text:p>
          <text:p text:style-name="P1">3 |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.5cm" svg:y="11cm">
          <text:p text:style-name="P1">4</text:p>
          <text:p text:style-name="P1">3 |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6cm">
          <text:p text:style-name="P1">23</text:p>
          <text:p text:style-name="P1">8 | 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8.5cm" svg:y="6cm">
          <text:p text:style-name="P1">24</text:p>
          <text:p text:style-name="P1">12 | 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24.5cm" svg:y="6cm">
          <text:p text:style-name="P1">E</text:p>
          <text:p text:style-name="P1">12 | 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001cm" svg:y1="7cm" svg:x2="7.5cm" svg:y2="2.5cm">
          <text:p/>
        </draw:line>
        <draw:line draw:style-name="gr3" draw:text-style-name="P4" draw:layer="layout" svg:x1="3.001cm" svg:y1="7cm" svg:x2="7.5cm" svg:y2="11.5cm">
          <text:p/>
        </draw:line>
        <draw:line draw:style-name="gr3" draw:text-style-name="P4" draw:layer="layout" svg:x1="9cm" svg:y1="2.5cm" svg:x2="13.5cm" svg:y2="6.5cm">
          <text:p/>
        </draw:line>
        <draw:line draw:style-name="gr3" draw:text-style-name="P4" draw:layer="layout" svg:x1="9cm" svg:y1="11.5cm" svg:x2="13.5cm" svg:y2="6.5cm">
          <text:p/>
        </draw:line>
        <draw:line draw:style-name="gr3" draw:text-style-name="P4" draw:layer="layout" svg:x1="15cm" svg:y1="6.5cm" svg:x2="18.5cm" svg:y2="6.5cm">
          <text:p/>
        </draw:line>
        <draw:line draw:style-name="gr3" draw:text-style-name="P4" draw:layer="layout" svg:x1="20cm" svg:y1="6.5cm" svg:x2="24.5cm" svg:y2="6.5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8T11:02:15.108000000</meta:creation-date>
    <dc:date>2020-09-28T11:57:11.701000000</dc:date>
    <meta:editing-duration>PT13M43S</meta:editing-duration>
    <meta:editing-cycles>2</meta:editing-cycles>
    <meta:generator>LibreOffice/7.0.1.2$Windows_X86_64 LibreOffice_project/7cbcfc562f6eb6708b5ff7d7397325de9e764452</meta:generator>
    <meta:document-statistic meta:object-count="102"/>
  </office:meta>
</office:document-meta>
</file>